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assists,deaths,denies,gpm,hh&quot;" style:apply-style-name="Sem_20_título1" style:base-cell-address="kendall_pruned.A2"/>
      <style:map style:condition="cell-content()=&quot;assists,deaths,kills&quot;" style:apply-style-name="Sem_20_título2" style:base-cell-address="kendall_pruned.A2"/>
    </style:style>
    <style:style style:name="ce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d1f63" fo:border="0.06pt solid #000000"/>
      <style:text-properties fo:color="#ffffff"/>
    </style:style>
    <style:style style:name="ce5" style:family="table-cell" style:parent-style-name="Default">
      <style:table-cell-properties fo:background-color="#00864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kendall_prun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et A</text:p>
          </table:table-cell>
          <table:table-cell table:style-name="ce3" office:value-type="string" calcext:value-type="string">
            <text:p>Set B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Kendall Tau</text:p>
          </table:table-cell>
          <table:table-cell/>
          <table:table-cell table:style-name="ce3" office:value-type="string" calcext:value-type="string">
            <text:p>Legend</text:p>
          </table:table-cell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943753449884781" calcext:value-type="float">
            <text:p>0,943753449884781</text:p>
          </table:table-cell>
          <table:table-cell/>
          <table:table-cell table:style-name="ce4" office:value-type="string" calcext:value-type="string">
            <text:p>Proposed</text:p>
          </table:table-cell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92376289825771" calcext:value-type="float">
            <text:p>0,92376289825771</text:p>
          </table:table-cell>
          <table:table-cell/>
          <table:table-cell table:style-name="ce5" office:value-type="string" calcext:value-type="string">
            <text:p>KDA</text:p>
          </table:table-cell>
        </table:table-row>
        <table:table-row table:style-name="ro1">
          <table:table-cell office:value-type="string" calcext:value-type="string">
            <text:p>death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921684083737304" calcext:value-type="float">
            <text:p>0,921684083737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899801230465762" calcext:value-type="float">
            <text:p>0,89980123046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kills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892504952981386" calcext:value-type="float">
            <text:p>0,892504952981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assists,deaths,hh,lh</text:p>
          </table:table-cell>
          <table:table-cell office:value-type="float" office:value="0" calcext:value-type="float">
            <text:p>0</text:p>
          </table:table-cell>
          <table:table-cell office:value-type="float" office:value="0.870612763091652" calcext:value-type="float">
            <text:p>0,87061276309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843575815693987" calcext:value-type="float">
            <text:p>0,84357581569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841673612936054" calcext:value-type="float">
            <text:p>0,841673612936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835202455501518" calcext:value-type="float">
            <text:p>0,835202455501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denies,hh</text:p>
          </table:table-cell>
          <table:table-cell office:value-type="float" office:value="0" calcext:value-type="float">
            <text:p>0</text:p>
          </table:table-cell>
          <table:table-cell office:value-type="float" office:value="0.832927782166525" calcext:value-type="float">
            <text:p>0,832927782166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819138861727949" calcext:value-type="float">
            <text:p>0,81913886172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805144888293646" calcext:value-type="float">
            <text:p>0,805144888293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hh,lh</text:p>
          </table:table-cell>
          <table:table-cell office:value-type="float" office:value="0" calcext:value-type="float">
            <text:p>0</text:p>
          </table:table-cell>
          <table:table-cell office:value-type="float" office:value="0.802350672734676" calcext:value-type="float">
            <text:p>0,802350672734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97248832680318" calcext:value-type="float">
            <text:p>0,79724883268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93548004521932" calcext:value-type="float">
            <text:p>0,793548004521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858737011953" calcext:value-type="float">
            <text:p>0,785873701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84359413485171" calcext:value-type="float">
            <text:p>0,78435941348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78495673585406" calcext:value-type="float">
            <text:p>0,77849567358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76654699010801" calcext:value-type="float">
            <text:p>0,776654699010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hh,lh</text:p>
          </table:table-cell>
          <table:table-cell office:value-type="float" office:value="0" calcext:value-type="float">
            <text:p>0</text:p>
          </table:table-cell>
          <table:table-cell office:value-type="float" office:value="0.772242367837489" calcext:value-type="float">
            <text:p>0,77224236783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63894347190006" calcext:value-type="float">
            <text:p>0,76389434719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763637735783491" calcext:value-type="float">
            <text:p>0,76363773578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59324087993879" calcext:value-type="float">
            <text:p>0,759324087993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49607252611063" calcext:value-type="float">
            <text:p>0,74960725261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xpm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43130341211196" calcext:value-type="float">
            <text:p>0,74313034121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42736299959756" calcext:value-type="float">
            <text:p>0,742736299959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74231688584938" calcext:value-type="float">
            <text:p>0,7423168858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37726908134747" calcext:value-type="float">
            <text:p>0,737726908134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731898664857991" calcext:value-type="float">
            <text:p>0,731898664857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26408871255486" calcext:value-type="float">
            <text:p>0,726408871255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xpm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21691943066582" calcext:value-type="float">
            <text:p>0,721691943066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kills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711878072884305" calcext:value-type="float">
            <text:p>0,711878072884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05072799233162" calcext:value-type="float">
            <text:p>0,705072799233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703978058635752" calcext:value-type="float">
            <text:p>0,703978058635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98008020472612" calcext:value-type="float">
            <text:p>0,69800802047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690005652014336" calcext:value-type="float">
            <text:p>0,69000565201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s,denies,hh,kills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681102870003551" calcext:value-type="float">
            <text:p>0,68110287000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677181535538065" calcext:value-type="float">
            <text:p>0,677181535538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gpm,h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665691867519656" calcext:value-type="float">
            <text:p>0,665691867519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660230477967218" calcext:value-type="float">
            <text:p>0,660230477967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647695503441993" calcext:value-type="float">
            <text:p>0,647695503441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641581340873332" calcext:value-type="float">
            <text:p>0,64158134087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637099259645358" calcext:value-type="float">
            <text:p>0,637099259645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623065401252002" calcext:value-type="float">
            <text:p>0,62306540125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616815341955785" calcext:value-type="float">
            <text:p>0,616815341955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613003838509135" calcext:value-type="float">
            <text:p>0,613003838509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denies,hh,xpm</text:p>
          </table:table-cell>
          <table:table-cell office:value-type="float" office:value="0" calcext:value-type="float">
            <text:p>0</text:p>
          </table:table-cell>
          <table:table-cell office:value-type="float" office:value="0.607288029468637" calcext:value-type="float">
            <text:p>0,607288029468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l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60293562329923" calcext:value-type="float">
            <text:p>0,60293562329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gpm,h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600219308537327" calcext:value-type="float">
            <text:p>0,600219308537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denies,gpm,hh</text:p>
          </table:table-cell>
          <table:table-cell office:value-type="float" office:value="0" calcext:value-type="float">
            <text:p>0</text:p>
          </table:table-cell>
          <table:table-cell office:value-type="float" office:value="0.59215086878138" calcext:value-type="float">
            <text:p>0,5921508687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denies,hh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590844713844597" calcext:value-type="float">
            <text:p>0,590844713844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deaths,denies,hh,kills</text:p>
          </table:table-cell>
          <table:table-cell office:value-type="float" office:value="0" calcext:value-type="float">
            <text:p>0</text:p>
          </table:table-cell>
          <table:table-cell office:value-type="float" office:value="0.582793203957874" calcext:value-type="float">
            <text:p>0,58279320395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gpm,hh</text:p>
          </table:table-cell>
          <table:table-cell office:value-type="float" office:value="0" calcext:value-type="float">
            <text:p>0</text:p>
          </table:table-cell>
          <table:table-cell office:value-type="float" office:value="0.579282594528246" calcext:value-type="float">
            <text:p>0,579282594528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hh,xpm</text:p>
          </table:table-cell>
          <table:table-cell office:value-type="string" calcext:value-type="string">
            <text:p>assists,deaths,kills</text:p>
          </table:table-cell>
          <table:table-cell office:value-type="float" office:value="0" calcext:value-type="float">
            <text:p>0</text:p>
          </table:table-cell>
          <table:table-cell office:value-type="float" office:value="0.564963192389433" calcext:value-type="float">
            <text:p>0,564963192389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s,deaths,kills</text:p>
          </table:table-cell>
          <table:table-cell office:value-type="string" calcext:value-type="string">
            <text:p>deaths,hh,xpm</text:p>
          </table:table-cell>
          <table:table-cell office:value-type="float" office:value="0" calcext:value-type="float">
            <text:p>0</text:p>
          </table:table-cell>
          <table:table-cell office:value-type="float" office:value="0.553194557445752" calcext:value-type="float">
            <text:p>0,553194557445752</text:p>
          </table:table-cell>
          <table:table-cell table:number-columns-repeated="2"/>
        </table:table-row>
        <calcext:conditional-formats>
          <calcext:conditional-format calcext:target-range-address="kendall_pruned.A2:kendall_pruned.D56">
            <calcext:condition calcext:apply-style-name="Sem título1" calcext:value="=&quot;assists,deaths,denies,gpm,hh&quot;" calcext:base-cell-address="kendall_pruned.A2"/>
            <calcext:condition calcext:apply-style-name="Sem título2" calcext:value="=&quot;assists,deaths,kills&quot;" calcext:base-cell-address="kendall_pruned.A2"/>
          </calcext:conditional-format>
        </calcext:conditional-formats>
      </table:table>
      <table:named-expressions/>
      <table:database-ranges>
        <table:database-range table:name="__Anonymous_Sheet_DB__0" table:target-range-address="kendall_pruned.A1:kendall_pruned.D56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0d1f63"/>
      <style:text-properties fo:color="#ffffff"/>
    </style:style>
    <style:style style:name="Sem_20_título2" style:display-name="Sem título2" style:family="table-cell" style:parent-style-name="Default">
      <style:table-cell-properties fo:background-color="#006c3b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1:47:00.643048355</dc:date>
    <meta:editing-duration>PT3M29S</meta:editing-duration>
    <meta:editing-cycles>1</meta:editing-cycles>
    <meta:document-statistic meta:table-count="1" meta:cell-count="227" meta:object-count="0"/>
    <meta:generator>LibreOffice/5.4.6.2$Linux_X86_64 LibreOffice_project/40m0$Build-2</meta:generator>
  </office:meta>
</office:document-meta>
</file>